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ED0000026E93D63431F87CCD55.png" manifest:media-type="image/png"/>
  <manifest:file-entry manifest:full-path="Pictures/10000000000004D5000002C25EA831F164656A03.png" manifest:media-type="image/png"/>
  <manifest:file-entry manifest:full-path="Pictures/10000000000004670000025DBA43177396DEB057.png" manifest:media-type="image/png"/>
  <manifest:file-entry manifest:full-path="Pictures/10000000000004C00000028E553E74ED3670AFD6.png" manifest:media-type="image/png"/>
  <manifest:file-entry manifest:full-path="Pictures/10000000000003C60000024B5B548278B98E7E0B.png" manifest:media-type="image/png"/>
  <manifest:file-entry manifest:full-path="Pictures/10000000000003ED0000026529230D7D4B554159.png" manifest:media-type="image/png"/>
  <manifest:file-entry manifest:full-path="Pictures/100000000000045D0000026EC2F2BB12AB2E9F8A.png" manifest:media-type="image/png"/>
  <manifest:file-entry manifest:full-path="Pictures/100000000000039E0000027F76484AC7EF0648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5.558cm" svg:height="15.53cm" svg:x="1.4cm" svg:y="3.302cm">
          <draw:image xlink:href="Pictures/10000000000003C60000024B5B548278B98E7E0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6.63cm" svg:height="14.828cm" svg:x="1.016cm" svg:y="3.206cm">
          <draw:image xlink:href="Pictures/100000000000045D0000026EC2F2BB12AB2E9F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6.59cm" svg:height="16.218cm" svg:x="1.016cm" svg:y="3.34cm">
          <draw:image xlink:href="Pictures/10000000000003ED0000026529230D7D4B5541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4.499cm" svg:height="16.906cm" svg:x="1.76cm" svg:y="2.044cm">
          <draw:image xlink:href="Pictures/100000000000039E0000027F76484AC7EF0648C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5.058cm" svg:x="0.01cm" svg:y="3.484cm">
          <draw:image xlink:href="Pictures/10000000000004C00000028E553E74ED3670AFD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5.029cm" svg:x="0.449cm" svg:y="3.556cm">
          <draw:image xlink:href="Pictures/10000000000004670000025DBA43177396DEB05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5.979cm" svg:x="0.449cm" svg:y="3.071cm">
          <draw:image xlink:href="Pictures/10000000000004D5000002C25EA831F164656A0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3.81cm" svg:x="0.703cm" svg:y="4.478cm">
          <draw:image xlink:href="Pictures/10000000000004ED0000026E93D63431F87CCD5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5T14:04:45.859834749</meta:creation-date>
    <dc:date>2018-07-15T16:58:57.457651977</dc:date>
    <meta:editing-duration>PT1H43M30S</meta:editing-duration>
    <meta:editing-cycles>1</meta:editing-cycles>
    <meta:document-statistic meta:object-count="57"/>
    <meta:generator>LibreOffice/5.1.6.2$Linux_X86_64 LibreOffice_project/10m0$Build-2</meta:generator>
  </office:meta>
</office:document-meta>
</file>